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7.73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end" fo:margin-left="0cm"/>
    </style:style>
    <style:style style:name="ce1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end" fo:margin-left="0cm"/>
    </style:style>
    <style:style style:name="ce1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s </text:p>
          </table:table-cell>
          <table:table-cell/>
          <table:table-cell office:value-type="string" calcext:value-type="string">
            <text:p>Valor por horas 7,5</text:p>
          </table:table-cell>
          <table:table-cell/>
          <table:table-cell office:value-type="string" calcext:value-type="string">
            <text:p>Totale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 de julio 1:30 horas 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 de julio 3:00 horas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 de julio 1:00 horas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 de julio 1:30 horas 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6 de julio 2:00 horas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 de julio 4:00 horas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 de julio 1:30 horas 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 de julio 5:00 horas 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 de agosto 4:00 hora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 de agosto 6:00 hora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de agosto 4:00 hora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 de agosto 1:00 hora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 de agosto 8:00 hora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 de agosto 6:00 horas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8 de agosto 4:00 hora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3" table:formula="of:=SUM([.B2:.B16])" office:value-type="float" office:value="52.5" calcext:value-type="float">
            <text:p>52,5</text:p>
          </table:table-cell>
          <table:table-cell table:style-name="ce3"/>
          <table:table-cell table:style-name="ce3" table:formula="of:=[.B17]*7.5" office:value-type="float" office:value="393.75" calcext:value-type="float">
            <text:p>393,75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29 de agosto 9:00 hora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 de agosto 8:00 hora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 de agosto 9:00 hora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SUM([.B19:.B21])" office:value-type="float" office:value="26" calcext:value-type="float">
            <text:p>26</text:p>
          </table:table-cell>
          <table:table-cell/>
          <table:table-cell table:formula="of:=[.B22]*7.5"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 table:style-name="ce3" table:number-columns-repeated="5"/>
          <table:table-cell table:style-name="ce3" table:formula="of:=[.D17]+[.D22]" office:value-type="float" office:value="588.75" calcext:value-type="float">
            <text:p>588,75</text:p>
          </table:table-cell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5"/>
        <table:table-column table:style-name="co2" table:number-columns-repeated="1020" table:default-cell-style-name="ce15"/>
        <table:table-row table:style-name="ro1">
          <table:table-cell/>
          <table:table-cell office:value-type="string" calcext:value-type="string">
            <text:p>Hora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1 de septiembre 8:00 horas</text:p>
          </table:table-cell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 de septiembre 6:00 horas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3 de septiembre 6:30 horas</text:p>
          </table:table-cell>
          <table:table-cell table:style-name="ce11" office:value-type="float" office:value="6.5" calcext:value-type="float">
            <text:p>6,5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4 de septiembre 4:00 horas</text:p>
          </table:table-cell>
          <table:table-cell table:style-name="ce11" office:value-type="float" office:value="4" calcext:value-type="float">
            <text:p>4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5 de septiembre 2:00 horas</text:p>
          </table:table-cell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6 de septiembre 6:00 horas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7 de septiembre 8:00 horas</text:p>
          </table:table-cell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8 de septiembre 3:00 horas</text:p>
          </table:table-cell>
          <table:table-cell table:style-name="ce11" office:value-type="float" office:value="3" calcext:value-type="float">
            <text:p>3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9 de septiembre 5:00 horas</text:p>
          </table:table-cell>
          <table:table-cell table:style-name="ce11" office:value-type="float" office:value="5" calcext:value-type="float">
            <text:p>5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0 de septiembre 7:00 horas</text:p>
          </table:table-cell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1 de septiembre 8:00 horas</text:p>
          </table:table-cell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2 de septiembre 8:00 horas</text:p>
          </table:table-cell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3 de septiembre 8:00 horas</text:p>
          </table:table-cell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4 de septiembre 7:00 horas</text:p>
          </table:table-cell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5 de septiembre 9:00 horas</text:p>
          </table:table-cell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6 de septiembre 7:00 horas</text:p>
          </table:table-cell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17 de septiembre 9:00 horas</text:p>
          </table:table-cell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7" office:value-type="string" calcext:value-type="string">
            <text:p>No trabajado </text:p>
          </table:table-cell>
          <table:table-cell table:style-name="ce12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18 de septiembre 0:00 hor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1">
          <table:table-cell table:style-name="ce8" office:value-type="string" calcext:value-type="string">
            <text:p>19 de septiembre 0:00 hor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1">
          <table:table-cell table:style-name="ce7"/>
          <table:table-cell table:style-name="ce12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6" office:value-type="string" calcext:value-type="string">
            <text:p>20 de septiembre 7:00 horas</text:p>
          </table:table-cell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1 de septiembre 10:00 horas</text:p>
          </table:table-cell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2 de septiembre 9:00 horas</text:p>
          </table:table-cell>
          <table:table-cell table:style-name="ce11" office:value-type="float" office:value="9" calcext:value-type="float">
            <text:p>9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3 de septiembre 2:00 horas</text:p>
          </table:table-cell>
          <table:table-cell table:style-name="ce11" office:value-type="float" office:value="2" calcext:value-type="float">
            <text:p>2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4 de septiembre 10:00 horas</text:p>
          </table:table-cell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5 de septiembre 6:00 horas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6 de septiembre 6:00 horas</text:p>
          </table:table-cell>
          <table:table-cell table:style-name="ce11" office:value-type="float" office:value="6" calcext:value-type="float">
            <text:p>6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7 de septiembre 10:00 horas</text:p>
          </table:table-cell>
          <table:table-cell table:style-name="ce11" office:value-type="float" office:value="10" calcext:value-type="float">
            <text:p>10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8 de septiembre 7:00 horas</text:p>
          </table:table-cell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29 de septiembre 8:00 horas</text:p>
          </table:table-cell>
          <table:table-cell table:style-name="ce11" office:value-type="float" office:value="8" calcext:value-type="float">
            <text:p>8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30 de septiembre 7:00 horas</text:p>
          </table:table-cell>
          <table:table-cell table:style-name="ce11" office:value-type="float" office:value="7" calcext:value-type="float">
            <text:p>7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1">
          <table:table-cell table:style-name="ce7" office:value-type="string" calcext:value-type="string">
            <text:p>No trabajado </text:p>
          </table:table-cell>
          <table:table-cell table:style-name="ce12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1 de octubre 0:00 hor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1">
          <table:table-cell table:style-name="ce8" office:value-type="string" calcext:value-type="string">
            <text:p>2 de octubre 0:00 hor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1">
          <table:table-cell table:style-name="ce8" office:value-type="string" calcext:value-type="string">
            <text:p>3 de octubre 0:00 hor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1">
          <table:table-cell table:style-name="ce7"/>
          <table:table-cell table:style-name="ce12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9"/>
          <table:table-cell table:style-name="ce11" table:formula="of:=SUM([.B2:.B37])" office:value-type="float" office:value="193.5" calcext:value-type="float">
            <text:p>193,5</text:p>
          </table:table-cell>
          <table:table-cell table:style-name="ce11" table:formula="of:=[.B39]*7.5" office:value-type="float" office:value="1451.25" calcext:value-type="float">
            <text:p>1451,25</text:p>
          </table:table-cell>
          <table:table-cell table:style-name="ce19"/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1:21:26.2931773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29T16:36:35.787142216</meta:creation-date>
    <dc:date>2021-10-04T21:39:31.559045943</dc:date>
    <meta:editing-duration>PT23M44S</meta:editing-duration>
    <meta:editing-cycles>4</meta:editing-cycles>
    <meta:generator>LibreOffice/7.1.4.2$Linux_X86_64 LibreOffice_project/10$Build-2</meta:generator>
    <meta:document-statistic meta:table-count="2" meta:cell-count="116" meta:object-count="0"/>
  </office:meta>
</office:document-meta>
</file>